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616409848786715166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735161460142507761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3483321641106037615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701550070025206203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721363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5213975411622296383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8529889536153353984" text:style-name="L6">
        <text:list-item>
          <text:h text:style-name="P33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2726672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33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33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33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3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2T22:52:31.72</dc:date>
    <meta:editing-duration>P26DT3H42M41S</meta:editing-duration>
    <meta:editing-cycles>50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